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/>
      <style:text-properties style:font-name="Georgia" fo:font-size="10.5pt" style:font-size-asian="10.5pt" style:font-size-complex="10.5pt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Georgia" fo:font-size="10.5pt" style:font-size-asian="10.5pt" style:font-size-complex="10.5pt"/>
    </style:style>
    <style:style style:name="P5" style:family="paragraph" style:parent-style-name="Standard" style:list-style-name="L1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Georgia" fo:font-size="10.5pt" style:font-size-asian="10.5pt" style:font-size-complex="10.5pt"/>
    </style:style>
    <style:style style:name="P6" style:family="paragraph" style:parent-style-name="Standard" style:list-style-name="L2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Georgia" fo:font-size="10.5pt" style:font-size-asian="10.5pt" style:font-size-complex="10.5pt"/>
    </style:style>
    <style:style style:name="P7" style:family="paragraph" style:parent-style-name="Standard" style:list-style-name="L3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Georgia" fo:font-size="10.5pt" style:font-size-asian="10.5pt" style:font-size-complex="10.5pt"/>
    </style:style>
    <style:style style:name="P8" style:family="paragraph" style:parent-style-name="Standard" style:list-style-name="L4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Georgia" fo:font-size="10.5pt" style:font-size-asian="10.5pt" style:font-size-complex="10.5pt"/>
    </style:style>
    <style:style style:name="P9" style:family="paragraph" style:parent-style-name="Standard" style:list-style-name="L4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letter-spacing="-0.0043in"/>
    </style:style>
    <style:style style:name="T4" style:family="text">
      <style:text-properties fo:color="#000000" fo:letter-spacing="-0.0043in" fo:font-weight="bold" style:font-weight-asian="bold" style:font-weight-complex="bold"/>
    </style:style>
    <style:style style:name="T5" style:family="text">
      <style:text-properties fo:color="#000000" fo:letter-spacing="-0.0028in"/>
    </style:style>
    <style:style style:name="T6" style:family="text">
      <style:text-properties fo:color="#000000" fo:letter-spacing="-0.0028in" fo:font-weight="bold" style:font-weight-asian="bold" style:font-weight-complex="bold"/>
    </style:style>
    <style:style style:name="T7" style:family="text">
      <style:text-properties fo:color="#000000" fo:letter-spacing="-0.0047in"/>
    </style:style>
    <style:style style:name="T8" style:family="text">
      <style:text-properties fo:color="#000000" fo:letter-spacing="-0.0047in" style:font-size-complex="9pt"/>
    </style:style>
    <style:style style:name="T9" style:family="text">
      <style:text-properties fo:color="#000000" fo:letter-spacing="-0.0035in"/>
    </style:style>
    <style:style style:name="T10" style:family="text">
      <style:text-properties fo:color="#000000" fo:letter-spacing="-0.0035in" fo:font-weight="bold" style:font-weight-asian="bold" style:font-weight-complex="bold"/>
    </style:style>
    <style:style style:name="T11" style:family="text">
      <style:text-properties fo:color="#000000" fo:letter-spacing="-0.0035in" fo:font-weight="normal" style:font-weight-asian="normal" style:font-weight-complex="normal"/>
    </style:style>
    <style:style style:name="T12" style:family="text">
      <style:text-properties fo:color="#000000" fo:letter-spacing="-0.011in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letter-spacing="-0.002in"/>
    </style:style>
    <style:style style:name="T15" style:family="text">
      <style:text-properties fo:color="#000000" fo:letter-spacing="-0.0098in" fo:font-weight="bold" style:font-weight-asian="bold" style:font-weight-complex="bold"/>
    </style:style>
    <style:style style:name="T16" style:family="text">
      <style:text-properties fo:color="#000000" fo:letter-spacing="-0.0016in"/>
    </style:style>
    <style:style style:name="T17" style:family="text">
      <style:text-properties fo:color="#000000" fo:letter-spacing="-0.0016in" fo:font-weight="bold" style:font-weight-asian="bold" style:font-weight-complex="bold"/>
    </style:style>
    <style:style style:name="T18" style:family="text">
      <style:text-properties fo:color="#000000" fo:letter-spacing="-0.0008in"/>
    </style:style>
    <style:style style:name="T19" style:family="text">
      <style:text-properties fo:color="#000000" fo:letter-spacing="-0.0102in" fo:font-weight="bold" style:font-weight-asian="bold" style:font-weight-complex="bold"/>
    </style:style>
    <style:style style:name="T20" style:family="text">
      <style:text-properties fo:color="#000000" fo:letter-spacing="0.0008in"/>
    </style:style>
    <style:style style:name="T21" style:family="text">
      <style:text-properties fo:color="#000000" fo:letter-spacing="-0.0055in"/>
    </style:style>
    <style:style style:name="T22" style:family="text">
      <style:text-properties fo:color="#000000" fo:letter-spacing="0.002in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style:font-name="Georgia" fo:font-size="10.5pt" fo:letter-spacing="-0.0043in" fo:font-weight="bold" style:font-size-asian="10.5pt" style:font-weight-asian="bold" style:font-size-complex="10.5pt" style:font-weight-complex="bold"/>
    </style:style>
    <style:style style:name="T25" style:family="text">
      <style:text-properties fo:color="#000000" style:font-name="Georgia" fo:font-size="10.5pt" fo:letter-spacing="-0.0043in" style:font-size-asian="10.5pt"/>
    </style:style>
    <style:style style:name="T26" style:family="text">
      <style:text-properties fo:color="#000000" style:font-name="Georgia" fo:font-size="10.5pt" fo:letter-spacing="-0.0102in" fo:font-weight="bold" style:font-size-asian="10.5pt" style:font-weight-asian="bold" style:font-size-complex="10.5pt" style:font-weight-complex="bold"/>
    </style:style>
    <style:style style:name="T27" style:family="text">
      <style:text-properties fo:color="#000000" style:font-name="Georgia" fo:font-size="10.5pt" fo:letter-spacing="-0.0028in" fo:font-weight="bold" style:font-size-asian="10.5pt" style:font-weight-asian="bold" style:font-size-complex="10.5pt" style:font-weight-complex="bold"/>
    </style:style>
    <style:style style:name="T28" style:family="text">
      <style:text-properties fo:color="#000000" style:font-name="Georgia" fo:font-size="10.5pt" fo:letter-spacing="0.0008in" style:font-size-asian="10.5pt" style:font-size-complex="10.5pt"/>
    </style:style>
    <style:style style:name="T29" style:family="text">
      <style:text-properties fo:color="#000000" style:font-name="Georgia" fo:font-size="10.5pt" fo:letter-spacing="-0.0055in" style:font-size-asian="10.5pt" style:font-size-complex="10.5pt"/>
    </style:style>
    <style:style style:name="T30" style:family="text">
      <style:text-properties fo:color="#000000" style:font-name="Georgia" fo:font-size="10.5pt" fo:language="none" fo:country="none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31" style:family="text">
      <style:text-properties fo:color="#000000" style:font-name="Georgia" fo:font-size="10.5pt" fo:letter-spacing="-0.0035in" fo:font-weight="bold" style:font-size-asian="10.5pt" style:font-weight-asian="bold" style:font-weight-complex="bold"/>
    </style:style>
    <style:style style:name="T32" style:family="text">
      <style:text-properties fo:color="#000000" style:font-name="Georgia" fo:font-size="10.5pt" fo:letter-spacing="-0.0035in" style:font-size-asian="10.5pt"/>
    </style:style>
    <style:style style:name="T33" style:family="text">
      <style:text-properties style:font-name="Georgia" fo:font-size="10.5pt" style:font-size-asian="10.5pt" style:font-size-complex="10.5pt"/>
    </style:style>
    <style:style style:name="T34" style:family="text">
      <style:text-properties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35" style:family="text">
      <style:text-properties style:font-name="Georgia" fo:font-size="10.5pt" fo:language="none" fo:country="none" fo:font-weight="bold" style:font-name-asian="Georgia" style:font-size-asian="10.5pt" style:language-asian="none" style:country-asian="none" style:font-weight-asian="bold" style:font-name-complex="Georgia" style:font-size-complex="10.5pt" style:language-complex="none" style:country-complex="none" style:font-weight-complex="bold"/>
    </style:style>
    <style:style style:name="T36" style:family="text">
      <style:text-properties style:font-name="Georgia" fo:font-size="10.5pt" fo:language="none" fo:country="none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37" style:family="text">
      <style:text-properties style:font-name="Georgia" fo:font-size="10.5pt" fo:font-weight="bold" style:font-size-asian="10.5pt" style:font-weight-asian="bold" style:font-weight-complex="bold"/>
    </style:style>
    <style:style style:name="T38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39" style:family="text">
      <style:text-properties fo:color="#802020" style:font-name="Georgia" fo:font-size="12pt" fo:language="none" fo:country="none" fo:font-weight="bold" style:font-name-asian="Georgia" style:font-size-asian="12pt" style:language-asian="none" style:country-asian="none" style:font-weight-asian="bold" style:font-name-complex="Georgia" style:font-size-complex="12pt" style:language-complex="none" style:country-complex="none" style:font-weight-complex="bold"/>
    </style:style>
    <style:style style:name="T40" style:family="text">
      <style:text-properties fo:color="#802020" style:font-name="Georgia" fo:font-size="12pt" fo:language="none" fo:country="none" fo:font-weight="bold" style:font-name-asian="Georgia" style:font-size-asian="12pt" style:language-asian="none" style:country-asian="none" style:font-weight-asian="bold" style:font-name-complex="Georgia" style:font-size-complex="12pt" style:language-complex="none" style:country-complex="none" style:font-weight-complex="bold"/>
    </style:style>
    <style:style style:name="T41" style:family="text">
      <style:text-properties fo:color="#802020" style:font-name="Georgia" fo:font-size="10.5pt" fo:language="none" fo:country="none" fo:font-weight="bold" style:font-name-asian="Georgia" style:font-size-asian="10.5pt" style:language-asian="none" style:country-asian="none" style:font-weight-asian="bold" style:font-name-complex="Georgia" style:font-size-complex="10.5pt" style:language-complex="none" style:country-complex="none" style:font-weight-complex="bold"/>
    </style:style>
    <style:style style:name="T42" style:family="text">
      <style:text-properties fo:color="#802020" style:font-name="Georgia" fo:font-size="10.5pt" fo:language="none" fo:country="none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43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You Winterized?</text:p>
      <text:p text:style-name="P2"><text:s/></text:p>
      <text:p text:style-name="P2"><text:span text:style-name="T1">Text:</text:span> <text:s/>Philippians 4:11-13 “… for I have learned, in whatsoever state I am, therewith to be content. I know both how to be abased, and I know how to abound: everywhere and in all things I am instructed both to be full and to be hungry, both to abound and to suffer need. I can do all things through Christ which strengtheneth me.”</text:p>
      <text:p text:style-name="P2"/>
      <text:p text:style-name="P2"><text:span text:style-name="T1">Introduction: </text:span><text:span text:style-name="T3">In our spiritual lives, we all have "winters" and we need to winterize in order to endure. When </text:span><text:span text:style-name="T5">winter comes it is a time of bleak &amp; dark dreary days. Winter can be hard and trials are hard. Just like the season of winter, our spiritual "winters" can leave us discouraged, lonely, and </text:span><text:span text:style-name="T7">depressed.</text:span><text:span text:style-name="T9"> There are many things that can make the cold of our winter very intense. We need to winterize and </text:span><text:span text:style-name="T3">guard against them.</text:span><text:span text:style-name="T7"> </text:span></text:p>
      <text:p text:style-name="P2"><text:span text:style-name="T7"/></text:p>
      <text:p text:style-name="P2"><text:span text:style-name="T12">1.</text:span><text:span text:style-name="T13"> </text:span><text:span text:style-name="T10">The Cold Air of the World. </text:span><text:span text:style-name="T9">When we are going through hardships, we sometimes tend to let our guard down and it's so easy </text:span><text:span text:style-name="T5">for the world to influence our lives. Worldliness seeps through the cracks around the doors and windows </text:span><text:span text:style-name="T14">just like the winter air. It may be caused by worldly friends, worldly music, worldly thinking. It </text:span><text:span text:style-name="T9">works overtime as we face trials in our lives.</text:span></text:p>
      <text:p text:style-name="P2"><text:span text:style-name="T9"><text:s text:c="2"/>We've got to dig out the old caulk and weather stripping and seal the cracks and holes in our lives. Using God's Word is </text:span><text:span text:style-name="T14">the best caulk that I know. If we have The Word in our hearts, it can stop the winter air of the world from seeping </text:span><text:span text:style-name="T3">into our lives.</text:span> David said: <text:span text:style-name="T3">"Thy word have I hid in mine heart, </text:span><text:span text:style-name="T7">that I might not sin against thee." <text:s text:c="2"/>Psalm 119:11</text:span></text:p>
      <text:p text:style-name="P2"><text:span text:style-name="T7"/></text:p>
      <text:p text:style-name="P2"><text:span text:style-name="T15">2.</text:span><text:span text:style-name="T13"> </text:span><text:span text:style-name="T10">The Icicles of Cold Attitudes. </text:span><text:span text:style-name="T9">During the misery of winter it is easy to develop a bad attitude. It doesn't take much at all for some of us. In come the </text:span><text:span text:style-name="T14">dreary days, the cold and chill, and drip...drip...we soon form those icicle attitudes. We become cranky </text:span><text:span text:style-name="T5">and out of sorts with our family and anyone who we come in contact with. We also tend to complain more </text:span><text:span text:style-name="T3">about anyone and anything. </text:span></text:p>
      <text:p text:style-name="P2"><text:span text:style-name="T3"><text:s text:c="2"/>When we are in the midst of a trial we can unknowingly go into icicle attitude mode. We may not have </text:span><text:span text:style-name="T9">fellowship with anyone to help encourage us through our trial because who wants to be around <text:s/>someone with a bad attitude?</text:span></text:p>
      <text:p text:style-name="P4"><text:span text:style-name="T9">Remember no one else can fix your bad attitude. Only you can do that. It's not easy to </text:span><text:span text:style-name="T3">adjust your attitude during "winter" because the weight of the ice is bearing down on us. A </text:span><text:span text:style-name="T9">simple way to start working on adjusting a bad attitude is to take a step back and just remember who God </text:span><text:span text:style-name="T3">is and who we are. David said: </text:span><text:span text:style-name="T9">"Be still, and know that I am God:" Psalm 46:10. </text:span></text:p>
      <text:p text:style-name="P4"><text:span text:style-name="T9"/></text:p>
      <text:list xml:id="list7610449166338515845" text:style-name="L1">
        <text:list-header>
          <text:p text:style-name="P5"><text:span text:style-name="T17">3. The Blizzard of Circumstances. </text:span><text:span text:style-name="T16">Do you know what a blizzard is?</text:span><text:span text:style-name="T17"> </text:span><text:span text:style-name="T2">A blizzard is a storm that just won’t quit. It is so </text:span><text:span text:style-name="T18">devastating that every year, people lose their life to this type of storm. Circumstances in our lives can also be devastating: bills mount up family members get sick or </text:span><text:span text:style-name="T2">even die. Relationships get sour, and many other circumstances weigh down on us, until we think we can't </text:span><text:span text:style-name="T16">go on because we cannot see what is down the road. During these times we need to remember that </text:span><text:span text:style-name="T18">God knows the outcome before it happens. Job said: </text:span><text:span text:style-name="T9">"But he knoweth the way that I take: when he hath tried me, I shall come forth as gold." <text:s text:c="2"/>Job 23:10</text:span></text:p>
          <text:p text:style-name="P5"><text:span text:style-name="T9"/></text:p>
          <text:p text:style-name="P5"><text:span text:style-name="T10">4. The Frost of Depression. </text:span><text:span text:style-name="T11">When</text:span><text:span text:style-name="T23"> </text:span><text:span text:style-name="T2">you are going trough a trial, depres-sion will come nipping at your </text:span><text:span text:style-name="T18">heels sooner or later. Just as the dark and bleak days of winter have a discouraging effect on us, trials seem </text:span><text:span text:style-name="T2">to frost our lives with depression. The problem is that when we are in the midst of a "winter" it is easy to let it nip away at us. </text:span><text:span text:style-name="T18">There is no easy way out of depression but keeping our lives in tune with God can help guard against it. Regular personal devotions and a time with God each day can go a long way in dealing with it. David said: </text:span><text:span text:style-name="T3">"Evening, and morning, and at noon, will I pray, and cry aloud: </text:span><text:span text:style-name="T9">and he shall hear my voice." <text:s text:c="3"/>Psalm 55:17</text:span> <text:s text:c="3"/></text:p>
          <text:p text:style-name="P5"><text:s text:c="9"/></text:p>
        </text:list-header>
      </text:list>
      <text:p text:style-name="P3"><text:span text:style-name="T33"><text:s text:c="27"/></text:span><text:span text:style-name="T24">Preparing your "Winter Emergency Kit"</text:span><text:span text:style-name="T33"> <text:s text:c="44"/></text:span><text:span text:style-name="T26">1. </text:span><text:span text:style-name="T27">Non Perishable Food-(Scripture): </text:span><text:span text:style-name="T28">Having some food on hand to sustain you can help more than anything. Just a phrase of Scripture to grasp in the dead of our "winter" can be a great comfort to </text:span><text:span text:style-name="T29">us.</text:span><text:span text:style-name="T33"> <text:s/>Jer.</text:span><text:span text:style-name="T41"> </text:span><text:span text:style-name="T30">15:16</text:span><text:span text:style-name="T34"> “Thy words were found, and I did eat them; and thy word was unto me the joy and rejoicing of mine heart...”</text:span></text:p>
      <text:p text:style-name="P4"><text:s text:c="6"/></text:p>
      <text:list xml:id="list7128464043284141335" text:style-name="L2">
        <text:list-header>
          <text:p text:style-name="P6"><text:span text:style-name="T15">2. </text:span><text:span text:style-name="T10">Extra Blankets and Warm Clothing-(Fellowship): </text:span><text:span text:style-name="T22">During "winter" some people forget about fellowshipping with other </text:span><text:span text:style-name="T20">Christians. Spending time with </text:span><text:span text:style-name="T18">other believers strengthens us. We need their love, support, and prayers. It is real warmth </text:span><text:span text:style-name="T16">to us.</text:span></text:p>
          <text:p text:style-name="P6"><text:span text:style-name="T16"><text:s text:c="6"/></text:span></text:p>
        </text:list-header>
      </text:list>
      <text:list xml:id="list7140074924461250808" text:style-name="L3">
        <text:list-header>
          <text:p text:style-name="P7"><text:span text:style-name="T10">3. Drinking Water- (Christ is the Living Water): </text:span><text:span text:style-name="T11">Pure</text:span><text:span text:style-name="T20"> water in an emergency is a must. We need it to survive</text:span><text:span text:style-name="T18">. We need Christ, within, to live. He will keep us from a parched existence. </text:span><text:span text:style-name="T2">Drink in His love, His promises, His blessings, and His strength.</text:span></text:p>
          <text:p text:style-name="P7"><text:span text:style-name="T2"/></text:p>
        </text:list-header>
      </text:list>
      <text:list xml:id="list7329307956150162888" text:style-name="L4">
        <text:list-header>
          <text:p text:style-name="P8"><text:span text:style-name="T6">4. Emergency Candles or Flashlights-(God's Guidance): </text:span><text:span text:style-name="T2">Our source of power may go out because of the weight of snow and ice on the power lines. We need a light, that is not attached to the source of this world, to rely on. God's guidance is our light source. We need His light to get through the </text:span><text:span text:style-name="T18">daily stress in our world, Staying sensitive to God's leading helps us to see more clearly and keeps us heading in the right direction.</text:span></text:p>
          <text:p text:style-name="P8"><text:span text:style-name="T18"/></text:p>
          <text:p text:style-name="P9"><text:span text:style-name="T37">Conclude:</text:span><text:span text:style-name="T31"> </text:span><text:span text:style-name="T32">We will all have "winters" in our lives, but choosing how we deal </text:span><text:span text:style-name="T25">and prepare for them can make all the difference in the world. Are you winterized?</text:span><text:span text:style-name="T8"> <text:s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re You Winterized</dc:title>
    <meta:initial-creator>Joel Tice</meta:initial-creator>
    <meta:creation-date>2007-12-22T09:09:00</meta:creation-date>
    <dc:creator>Joel Tice</dc:creator>
    <dc:date>2020-02-29T15:34:08.34</dc:date>
    <meta:print-date>2007-12-23T04:43:00</meta:print-date>
    <meta:editing-cycles>6</meta:editing-cycles>
    <meta:editing-duration>PT7H13M</meta:editing-duration>
    <meta:document-statistic meta:table-count="0" meta:image-count="0" meta:object-count="0" meta:page-count="1" meta:paragraph-count="19" meta:word-count="979" meta:character-count="5327"/>
    <meta:generator>OpenOffice/4.1.3$Win32 OpenOffice.org_project/413m1$Build-9783</meta:generator>
  </office:meta>
</office:document-meta>
</file>